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fb117"/>
    </style:style>
    <style:style style:name="P2" style:family="paragraph" style:parent-style-name="Standard">
      <style:text-properties style:font-name="Arial" fo:font-size="10pt" style:font-size-asian="10pt" style:font-size-complex="10pt"/>
    </style:style>
    <style:style style:name="P3" style:family="paragraph" style:parent-style-name="Standard">
      <style:text-properties style:font-name="Arial" fo:font-size="10pt" officeooo:rsid="000fb117" officeooo:paragraph-rsid="000fb117" style:font-size-asian="10pt" style:font-size-complex="10pt"/>
    </style:style>
    <style:style style:name="P4" style:family="paragraph" style:parent-style-name="Standard">
      <style:text-properties style:font-name="Arial" fo:font-size="10pt" officeooo:paragraph-rsid="000fb117" style:font-size-asian="10pt" style:font-size-complex="10pt"/>
    </style:style>
    <style:style style:name="P5" style:family="paragraph" style:parent-style-name="Standard">
      <style:text-properties style:font-name="Arial" fo:font-size="10pt" officeooo:rsid="000c644b" officeooo:paragraph-rsid="000c644b" style:font-size-asian="10pt" style:font-size-complex="10pt"/>
    </style:style>
    <style:style style:name="P6" style:family="paragraph" style:parent-style-name="Standard">
      <style:text-properties style:font-name="Arial" fo:font-size="10pt" officeooo:paragraph-rsid="000dc8f8" style:font-size-asian="10pt" style:font-size-complex="10pt"/>
    </style:style>
    <style:style style:name="P7" style:family="paragraph" style:parent-style-name="Standard">
      <style:text-properties style:font-name="Arial" fo:font-size="10pt" officeooo:paragraph-rsid="0010327f" style:font-size-asian="10pt" style:font-size-complex="10pt"/>
    </style:style>
    <style:style style:name="P8" style:family="paragraph" style:parent-style-name="Standard">
      <style:text-properties style:font-name="Arial" fo:font-size="10pt" fo:font-style="italic" style:font-size-asian="10pt" style:font-style-asian="italic" style:font-size-complex="10pt" style:font-style-complex="italic"/>
    </style:style>
    <style:style style:name="P9" style:family="paragraph" style:parent-style-name="Standard">
      <style:text-properties style:font-name="Arial" fo:font-size="10pt" fo:font-weight="bold" officeooo:rsid="000fb117" officeooo:paragraph-rsid="000fb117" style:font-size-asian="10pt" style:font-weight-asian="bold" style:font-size-complex="10pt" style:font-weight-complex="bold"/>
    </style:style>
    <style:style style:name="P10" style:family="paragraph" style:parent-style-name="Standard">
      <style:paragraph-properties fo:margin-top="0in" fo:margin-bottom="0.139in" style:contextual-spacing="false" fo:line-height="115%"/>
      <style:text-properties officeooo:paragraph-rsid="0010327f"/>
    </style:style>
    <style:style style:name="P11" style:family="paragraph" style:parent-style-name="Standard">
      <style:paragraph-properties fo:margin-top="0in" fo:margin-bottom="0.139in" style:contextual-spacing="false" fo:line-height="115%"/>
      <style:text-properties officeooo:paragraph-rsid="00121746"/>
    </style:style>
    <style:style style:name="P12" style:family="paragraph" style:parent-style-name="Standard">
      <style:paragraph-properties fo:margin-top="0in" fo:margin-bottom="0.139in" style:contextual-spacing="false" fo:line-height="115%"/>
      <style:text-properties style:font-name="Arial" fo:font-size="10pt" fo:language="en" fo:country="none" officeooo:paragraph-rsid="0010327f" style:font-size-asian="10pt" style:font-size-complex="10pt"/>
    </style:style>
    <style:style style:name="P13" style:family="paragraph" style:parent-style-name="Standard">
      <style:paragraph-properties fo:margin-top="0in" fo:margin-bottom="0.139in" style:contextual-spacing="false" fo:line-height="115%"/>
      <style:text-properties style:font-name="Arial" fo:font-size="10pt" fo:language="en" fo:country="none" officeooo:paragraph-rsid="00121746" style:font-size-asian="10pt" style:font-size-complex="10pt"/>
    </style:style>
    <style:style style:name="P14" style:family="paragraph" style:parent-style-name="Standard">
      <style:paragraph-properties fo:margin-top="0in" fo:margin-bottom="0.139in" style:contextual-spacing="false" fo:line-height="115%"/>
      <style:text-properties style:font-name="Arial" fo:font-size="10pt" fo:language="en" fo:country="none" officeooo:rsid="0010327f" officeooo:paragraph-rsid="0010327f" style:font-size-asian="10pt" style:font-size-complex="10pt"/>
    </style:style>
    <style:style style:name="P15" style:family="paragraph" style:parent-style-name="Standard">
      <style:paragraph-properties fo:margin-top="0in" fo:margin-bottom="0.139in" style:contextual-spacing="false" fo:line-height="115%"/>
      <style:text-properties style:font-name="Arial" fo:font-size="10pt" fo:language="en" fo:country="none" officeooo:rsid="00121746" officeooo:paragraph-rsid="00121746" style:font-size-asian="10pt" style:font-size-complex="10pt"/>
    </style:style>
    <style:style style:name="P16" style:family="paragraph" style:parent-style-name="Standard">
      <style:paragraph-properties fo:margin-top="0in" fo:margin-bottom="0.139in" style:contextual-spacing="false" fo:line-height="115%"/>
      <style:text-properties style:font-name="Arial" fo:font-size="10pt" officeooo:paragraph-rsid="0010327f" style:font-size-asian="10pt" style:font-size-complex="10pt"/>
    </style:style>
    <style:style style:name="P17" style:family="paragraph" style:parent-style-name="Standard">
      <style:paragraph-properties fo:margin-top="0in" fo:margin-bottom="0.139in" style:contextual-spacing="false" fo:line-height="115%"/>
      <style:text-properties style:font-name="Arial" fo:font-size="10pt" officeooo:rsid="00121746" officeooo:paragraph-rsid="00121746" style:font-size-asian="10pt" style:font-size-complex="10pt"/>
    </style:style>
    <style:style style:name="P18" style:family="paragraph" style:parent-style-name="Standard" style:master-page-name="Standard">
      <style:paragraph-properties style:page-number="auto"/>
      <style:text-properties style:font-name="Arial" fo:font-size="10pt" officeooo:rsid="000fb117" officeooo:paragraph-rsid="000fb117"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b3953" style:font-style-asian="italic" style:font-style-complex="italic"/>
    </style:style>
    <style:style style:name="T4" style:family="text">
      <style:text-properties fo:font-style="italic" fo:background-color="transparent" loext:char-shading-value="0" style:font-style-asian="italic" style:font-style-complex="italic"/>
    </style:style>
    <style:style style:name="T5" style:family="text">
      <style:text-properties fo:font-style="italic" officeooo:rsid="000b3953" fo:background-color="transparent" loext:char-shading-value="0" style:font-style-asian="italic" style:font-style-complex="italic"/>
    </style:style>
    <style:style style:name="T6" style:family="text">
      <style:text-properties fo:font-weight="normal" style:font-weight-asian="normal" style:font-weight-complex="normal"/>
    </style:style>
    <style:style style:name="T7" style:family="text">
      <style:text-properties officeooo:rsid="0009948a"/>
    </style:style>
    <style:style style:name="T8" style:family="text">
      <style:text-properties officeooo:rsid="000b3953"/>
    </style:style>
    <style:style style:name="T9" style:family="text">
      <style:text-properties officeooo:rsid="000c644b"/>
    </style:style>
    <style:style style:name="T10" style:family="text">
      <style:text-properties style:use-window-font-color="true" loext:opacity="0%" fo:background-color="transparent" loext:char-shading-value="0"/>
    </style:style>
    <style:style style:name="T11" style:family="text">
      <style:text-properties style:use-window-font-color="true" loext:opacity="0%" officeooo:rsid="000c644b" fo:background-color="transparent" loext:char-shading-value="0"/>
    </style:style>
    <style:style style:name="T12" style:family="text">
      <style:text-properties officeooo:rsid="000dc8f8"/>
    </style:style>
    <style:style style:name="T13" style:family="text">
      <style:text-properties officeooo:rsid="000f06bb"/>
    </style:style>
    <style:style style:name="T14" style:family="text">
      <style:text-properties officeooo:rsid="000fb117"/>
    </style:style>
    <style:style style:name="T15" style:family="text">
      <style:text-properties fo:language="en" fo:country="none"/>
    </style:style>
    <style:style style:name="T16" style:family="text">
      <style:text-properties fo:language="en" fo:country="none" officeooo:rsid="0010327f"/>
    </style:style>
    <style:style style:name="T17" style:family="text">
      <style:text-properties fo:language="en" fo:country="none" officeooo:rsid="000fb117"/>
    </style:style>
    <style:style style:name="T18" style:family="text">
      <style:text-properties fo:language="en" fo:country="none" officeooo:rsid="00121746"/>
    </style:style>
    <style:style style:name="T19" style:family="text">
      <style:text-properties style:font-name="Arial" fo:font-size="10pt" fo:language="en" fo:country="none" style:font-size-asian="10pt" style:font-size-complex="10pt"/>
    </style:style>
    <style:style style:name="T20" style:family="text">
      <style:text-properties style:font-name="Arial" fo:font-size="10pt" fo:language="en" fo:country="none" officeooo:rsid="0010327f" style:font-size-asian="10pt" style:font-size-complex="10pt"/>
    </style:style>
    <style:style style:name="T21" style:family="text">
      <style:text-properties style:font-name="Arial" fo:font-size="10pt" fo:language="en" fo:country="none" officeooo:rsid="000fb117" style:font-size-asian="10pt" style:font-size-complex="10pt"/>
    </style:style>
    <style:style style:name="T22" style:family="text">
      <style:text-properties style:font-name="Arial" fo:font-size="10pt" fo:language="en" fo:country="none" officeooo:rsid="00121746" style:font-size-asian="10pt" style:font-size-complex="10pt"/>
    </style:style>
    <style:style style:name="T23" style:family="text">
      <style:text-properties style:font-name="Arial" fo:font-size="10pt" officeooo:rsid="000fb117" style:font-size-asian="10pt" style:font-size-complex="10pt"/>
    </style:style>
    <style:style style:name="T24" style:family="text">
      <style:text-properties officeooo:rsid="0010327f"/>
    </style:style>
    <style:style style:name="T25" style:family="text">
      <style:text-properties fo:language="en" fo:country="US"/>
    </style:style>
    <style:style style:name="T26" style:family="text">
      <style:text-properties fo:language="en" fo:country="US" officeooo:rsid="0010327f"/>
    </style:style>
    <style:style style:name="T27" style:family="text">
      <style:text-properties officeooo:rsid="001217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ere first I will describe an example chapter 1, then some world building, then an example of an overall story.</text:p>
      <text:p text:style-name="P3"/>
      <text:p text:style-name="P9">Chapter 1 <text:span text:style-name="T24">(example; I’m fully open to change absolutely everything)</text:span></text:p>
      <text:p text:style-name="P7"><text:span text:style-name="T14">The story starts with </text:span>Dany <text:span text:style-name="T14">coming out of a toilet after suffering a sever panic attack.<text:line-break/>He looks like a coward and a weak boy.<text:line-break/></text:span><text:span text:style-name="T16">Dany</text:span><text:span text:style-name="T17"> has black hairs, angry eyebrows on an otherwise very child-looking face. Large glasses sits very low on the nose. The two upper teeths are visible out of his smurk, somewhere between happy and pissed. He is very thin, with no muscles at all.</text:span></text:p>
      <text:p text:style-name="P4"><text:span text:style-name="T14">He just followed a couple of lectures for the first day of his Computer Science degree in UPU ‘Ultimate Programming University’, located in Freshmen City. The whole city is build to support the first year students</text:span></text:p>
      <text:p text:style-name="P1"><text:span text:style-name="T23">Riky comes to support Dany, Riky was doing the high school together with Dany and they are now at the first year at UPU. Usually only very brilliant students are allowed at UPU, but their high school computer science lecturer was often drunk and just gave everyone maximum marks while teaching nothing.<text:line-break/></text:span><text:span text:style-name="T21">Riky is quite fat and have a very friendly round face.</text:span></text:p>
      <text:p text:style-name="P14">An old women professor approaches Riky and Dany,<text:line-break/>Miss Pumpkin: How is it going little boy (looking at Dany), are you lost? (She is mistaking him for a 12 year old kid or something like that)<text:line-break/>Miss Pumpkin: (wisper) this place is not good for you, you should leave while you can!</text:p>
      <text:p text:style-name="P10"><text:span text:style-name="T20">She pat Dany on the head and Dany accidentally gets an electric </text:span><text:span text:style-name="T25">static shock. </text:span><text:span text:style-name="T26">(may be we can see him with the iconic lighting and the skeleton).</text:span></text:p>
      <text:p text:style-name="P14"><text:span text:style-name="T25">Miss Pumpkin looks confused: May be you do have what it takes to survive this place….</text:span></text:p>
      <text:p text:style-name="P10"><text:span text:style-name="T20">Then, the next l</text:span><text:span text:style-name="T19">ecture start</text:span><text:span text:style-name="T20">s</text:span><text:span text:style-name="T19">, some student with a very large chin that gives him a half-moon/crescent shape on the face wispers: Oh, well, here we are again, for the tenth time I'm a first years student.. :-(</text:span></text:p>
      <text:p text:style-name="P12">Lecture room is very crowded, and full of unkown and sort of scary guys... <text:span text:style-name="T24">Dany </text:span>seams to be easely scared. </text:p>
      <text:p text:style-name="P12"><text:span text:style-name="T24">Dany </text:span>sit<text:span text:style-name="T24">s</text:span> in the back near Ricky, and take up his notebook</text:p>
      <text:p text:style-name="P14">The univerisity room has a massive glass ceiling and glass top of the walls; <text:s/>and from the glass we can see an imposing literal Ivory tower on an island near freshmen city.</text:p>
      <text:p text:style-name="P12"><text:span text:style-name="T24">An elicopter arrives from the tower and hovers on top of the glass ceiling, that opens with a sliding motion and allows t</text:span>he <text:span text:style-name="T24">Professor, </text:span><text:s/>Elricho Pupon, <text:span text:style-name="T24">to </text:span>enter in the class room <text:span text:style-name="T24">while holding to a rope.</text:span></text:p>
      <text:p text:style-name="P12"><text:span text:style-name="T24">The ceiling then closes and the elicoper flies away.</text:span></text:p>
      <text:p text:style-name="P12">Elricho Pupon start writing stuff on the blackboard.</text:p>
      <text:p text:style-name="P12">His tone is severe, his head is egg shaped and fully lucid with no hairs, no eybrows nothing.</text:p>
      <text:p text:style-name="P12">[Course: Programming Introduction]</text:p>
      <text:p text:style-name="P12">NOTE: I think we can have a few images of a side view of Pupon funny and arrogant face on the outer side of the page, while keeping most of the page for the code and the text.. I'm unsure.. we have to mix some technical material with comicbook presentation...</text:p>
      <text:p text:style-name="P12"><text:soft-page-break/>Pupon: Today, I will show you some basic stuff.....We will code in <text:span text:style-name="T24">Java</text:span>. Lets start with variables;</text:p>
      <text:p text:style-name="P12">On the blackbord, with a white noisy chalk:</text:p>
      <text:p text:style-name="P12"><text:span text:style-name="T24">int</text:span> x = 13;</text:p>
      <text:p text:style-name="P12">Pupon: here the system remembers the number 13 under the name x</text:p>
      <text:p text:style-name="P12">x = 4 <text:span text:style-name="T24">+ </text:span>2;</text:p>
      <text:p text:style-name="P12">Pupon: this will compute 4+2 = 6 and put 6 under the name x. 13 is now forgotten.</text:p>
      <text:p text:style-name="P12"><text:span text:style-name="T24">int </text:span>y = x;</text:p>
      <text:p text:style-name="P12">x = 22;</text:p>
      <text:p text:style-name="P16"><text:span text:style-name="T15">Pupon: now y holds 6, and x holds 22; </text:span><text:span text:style-name="T16">note how </text:span><text:span text:style-name="T15">y still holds 6 </text:span><text:span text:style-name="T16">even after we update x.</text:span><text:line-break/><text:span text:style-name="T15">Given this system, how can we swap two values in a,b?</text:span></text:p>
      <text:p text:style-name="P12">------------------<text:span text:style-name="T24">Pupon solution:<text:line-break/>int</text:span> a = &lt;some number&gt;;<text:line-break/><text:span text:style-name="T24">int</text:span> b = &lt;some other number&gt;;<text:span text:style-name="T24"><text:line-break/>int </text:span>tmp = a;<text:line-break/>a = b;<text:line-break/>b = tmp;<text:line-break/>---------------------</text:p>
      <text:p text:style-name="P12">Pupon: We need to use a third variable; <text:span text:style-name="T24">tmp in this case.<text:line-break/></text:span>There is no way with just a and b, is matematically proved that it can not be done.</text:p>
      <text:p text:style-name="P12">There are many shots of the class, some student sleeping, some student taking notes..</text:p>
      <text:p text:style-name="P10"><text:span text:style-name="T19">One student, </text:span><text:span text:style-name="T20">looking like a beer-monk,</text:span><text:span text:style-name="T19"> is </text:span><text:span text:style-name="T20">shown; </text:span><text:span text:style-name="T19">it is writing on a thi</text:span><text:span text:style-name="T20">ck</text:span><text:span text:style-name="T19"> notebook (we will discover later that the title of the notebook is "Lecturers mistakes"); there are already some lines, and he starts writing a new mistake line in response of Pupon statement....</text:span></text:p>
      <text:p text:style-name="P12"><text:span text:style-name="T24">Dany</text:span> ha<text:span text:style-name="T24">s</text:span> a very confused face, <text:span text:style-name="T24">then the whole class becomes gray and immobile, while Dany can still move. We have entered into Dany vivid immagination.<text:line-break/>Dany says: what is going on?<text:line-break/></text:span><text:span text:style-name="T27">Dany is very suprised to be in his mind, slowly the gray classroom fades away.<text:line-break/>Dany finds himself alone on the chair and the desk, and there are large transparent glasses on the table, labelled a and b.</text:span></text:p>
      <text:p text:style-name="P15">Dany start trying to pour water from one glass to another, but he gets a hit of headache... no, it does not works like that.. when a variable is moved into another, the original variable retains its value, so it is not like pouring the glass.</text:p>
      <text:p text:style-name="P15">He then duplicates the content of the ‘a’ glass moving his hand in front of it, and makes the duplicated water flow in the ‘b’ glass.</text:p>
      <text:p text:style-name="P15">Now, the ‘b’ glass contains the original amount of liquid, plus the original amound of ‘a’.</text:p>
      <text:p text:style-name="P15">Then, he duplicates both contents, and with a decise hand movement he uses the content of ‘a’ to remove the same amount of liquid from the content of ‘b’. Then Dany flows the liquit into ‘a’.</text:p>
      <text:p text:style-name="P15"><text:soft-page-break/>Now, the ‘a’ glass contains the amount of ‘b’ (that was original ‘b’+ original ‘a’) minus the amount of ‘a’, thus ‘a’ contains the original amount of ‘b’.<text:line-break/>Now Dany can just repeat the process, and flow into ‘b’ the amount of ‘a’ less the amount in ‘b’.</text:p>
      <text:p text:style-name="P12"><text:span text:style-name="T27">Dany then wakes up from his ‘dream’ </text:span>and say... no wait.. this does not make sense...<text:line-break/>I can just... <text:s/>do...<text:line-break/>Then <text:span text:style-name="T27">Dany</text:span> starts writing on his notepad:</text:p>
      <text:p text:style-name="P12">a = b+a;<text:line-break/>b = a-b;<text:line-break/>a = a-b;</text:p>
      <text:p text:style-name="P12">Riky looks to the notebook and start a big smile and a little laugh..</text:p>
      <text:p text:style-name="P12"><text:span text:style-name="T27">Dany</text:span> then rise his hand, all his body shaking for the scare of actually spe<text:span text:style-name="T27">a</text:span>king up</text:p>
      <text:p text:style-name="P12"><text:span text:style-name="T27">Dany</text:span>: Sorry!! it can be done</text:p>
      <text:p text:style-name="P12">Pupon: what can be done?</text:p>
      <text:p text:style-name="P12"><text:span text:style-name="T27">Dany</text:span>: the swap, without the third variable</text:p>
      <text:p text:style-name="P12">Pupon: c'mon is matematically proved impossible... let me continue the lecture</text:p>
      <text:p text:style-name="P12"><text:span text:style-name="T27">Dany</text:span>: but it can be done, it is just 3 lines</text:p>
      <text:p text:style-name="P12">Pupon: do not make a fool of yourself</text:p>
      <text:p text:style-name="P12"><text:span text:style-name="T27">Dany</text:span>: Ok, write! (with now a more commanding tone, and a fire in the eyes)</text:p>
      <text:p text:style-name="P12">a = b+a; b = a-b; a = a-b;</text:p>
      <text:p text:style-name="P12">Pupon: <text:span text:style-name="T27">oo</text:span>oh, ok, ok, <text:span text:style-name="T27">little boy,</text:span> I will write it dooown...</text:p>
      <text:p text:style-name="P10"><text:span text:style-name="T19">He write that, while talking with a funny voice to sort of humilate </text:span><text:span text:style-name="T22">Dany</text:span><text:span text:style-name="T19">,</text:span></text:p>
      <text:p text:style-name="P12">Many students look perplexes, the monk student put a hand on his face (facepalm?) and <text:span text:style-name="T27">slowly </text:span>shake it depressed..</text:p>
      <text:p text:style-name="P12">Pupon: ok, lets try to put some numbers in, shall we, so we see that is does *not* work..</text:p>
      <text:p text:style-name="P12">Pupon tries 10 and 6, but the math work...</text:p>
      <text:p text:style-name="P12">Pupon: ok ok... those must have been special numbers</text:p>
      <text:p text:style-name="P12">The class is very noisy and unresting...</text:p>
      <text:p text:style-name="P12">Pupon: give me more numbers may be a positive and a negative</text:p>
      <text:p text:style-name="P12">A student (Andre Merdel, muscolar with short black beard and spiky hair, <text:span text:style-name="T27">h</text:span>e will also be important) says:</text:p>
      <text:p text:style-name="P12">Andre: please, just try with symbolic math, put x y as values..</text:p>
      <text:p text:style-name="P12"/>
      <text:p text:style-name="P12"/>
      <text:p text:style-name="P12"/>
      <text:p text:style-name="P12"><text:soft-page-break/>Pupon: great Idea, let's do that</text:p>
      <text:p text:style-name="P13"><text:span text:style-name="T27">int </text:span>a = x;<text:line-break/><text:span text:style-name="T27">int </text:span>b = y;<text:line-break/>a = y+x; <text:s/>//<text:span text:style-name="T27">step 1</text:span><text:line-break/>b = y;<text:line-break/>a = y+x; <text:s/>//<text:span text:style-name="T27">step 2</text:span><text:line-break/>b = y+x-y = x;<text:line-break/>a = y+x-x; //<text:span text:style-name="T27">step 3</text:span><text:line-break/>b = x;</text:p>
      <text:p text:style-name="P12">And now Pupon start swetting and the light shine on his head...<text:line-break/>he cross over the +x-x part and he is so tense that the chalk breaks in half.<text:line-break/>The class easly finishes the reduction in their head, and the all start clapping and cheering<text:line-break/><text:span text:style-name="T27">Dany</text:span> stands up, with his fist up in a winning pose while all the class clapls more and more.</text:p>
      <text:p text:style-name="P11"><text:span text:style-name="T19">Then Pupon turns to look to the class again, and found everyone is sitting in silence, including </text:span><text:span text:style-name="T22">Dany.<text:line-break/></text:span><text:span text:style-name="T19">Then, the end of lecture bell rings, and students start going out of the class.<text:line-break/></text:span><text:span text:style-name="T22">Pupon angry face looks very scary; Pupon storms away from the lecture theater.</text:span></text:p>
      <text:p text:style-name="P12">Riky shakes <text:span text:style-name="T27">Dany</text:span>,</text:p>
      <text:p text:style-name="P12">Riky: <text:span text:style-name="T27">Dany</text:span>, what have you done!! you just humiliated the <text:span text:style-name="T27">professor</text:span> in the first lecture.. you will never graduate from here! It is over, it is going to be dangerous to just be near you now!</text:p>
      <text:p text:style-name="P12"><text:span text:style-name="T27">Dany</text:span> is getting more and more pale, while realizing what he have done.</text:p>
      <text:p text:style-name="P16"><text:span text:style-name="T18">Dany</text:span><text:span text:style-name="T17"> is scared and can not sleep...</text:span></text:p>
      <text:p text:style-name="P17"><text:span text:style-name="T17">A</text:span><text:span text:style-name="T15">t the end of the chapter, we see Pupon apologizing on the computer terminal to some other misterious and scary professor. “You’ve made a fool of yourself and of our univerisity. This kind of events are not going to be tollerated!”</text:span></text:p>
      <text:p text:style-name="P17"><text:span text:style-name="T15">Pupon: “Please, forgive me, give me another chance...”</text:span></text:p>
      <text:p text:style-name="P2"/>
      <text:p text:style-name="P2"/>
      <text:p text:style-name="P2"/>
      <text:p text:style-name="P2"><text:span text:style-name="T1">- World building</text:span></text:p>
      <text:p text:style-name="P2">Eugene Mortis had proof<text:span text:style-name="T1"> </text:span><text:span text:style-name="T6">that</text:span> climate change will destroy us and<text:span text:style-name="T1"> </text:span><text:span text:style-name="T6">it’s </text:span>a non-constructive existence proof, basically a zero-information proof showing that it is sufficient to build a pillar in the right place with a strong magnetic field to, overtime, divert the currents of air and flush a large amount of CO2 and methane in the brine of the poles.</text:p>
      <text:p text:style-name="P2">Even with all his brain power, Eugene<text:span text:style-name="T6"> was not able </text:span>to calculate the location for such a pillar.</text:p>
      <text:p text:style-name="P2">So, supported by a secret branch of the United Nations, he <text:span text:style-name="T6">received</text:span> permissions to build a fantastic Computer Science university with the goal of forging the most powerful programmer that ever existed, someone that <text:span text:style-name="T6">would</text:span> surpass him and discover the coordinates to save the world.</text:p>
      <text:p text:style-name="P2">This whole process is <text:span text:style-name="T6">kept</text:span> secret, in order to both avoid setting the word into panic and to hide the incredibly harsh conditions and challenges those students <text:span text:style-name="T6">will be</text:span> experiencing.</text:p>
      <text:p text:style-name="P2"/>
      <text:p text:style-name="P2"><text:soft-page-break/>The university <text:span text:style-name="T7">main campus </text:span>is in a literal ivory tower <text:span text:style-name="T6">in a city on an island near the coast.</text:span></text:p>
      <text:p text:style-name="P2"/>
      <text:p text:style-name="P2">Year 1: Freshman city</text:p>
      <text:p text:style-name="P2">The great die off year, where most students fail and simply leave the university.</text:p>
      <text:p text:style-name="P2">The <text:span text:style-name="T6">freshmen</text:span> live in a little city near the island, where the freshme<text:span text:style-name="T6">n’s</text:span> university campus is located.</text:p>
      <text:p text:style-name="P2">They can see the looming ivory tower but they cannot enter in it.</text:p>
      <text:p text:style-name="P2">Lectures travel between the island and the mainland <text:span text:style-name="T6">on various kinds of fantastic transport</text:span><text:span text:style-name="T1"> </text:span>(boats/helicopters, etc).</text:p>
      <text:p text:style-name="P2"/>
      <text:p text:style-name="P2">Year 2: Students <text:span text:style-name="T6">gain</text:span><text:span text:style-name="T1"> </text:span>access to the ivory tower.</text:p>
      <text:p text:style-name="P2">They however cannot leave any more: they are all prisoner of the island.</text:p>
      <text:p text:style-name="P2">Students can repeat the second/third year many, many, times, but if it is eventually <text:span text:style-name="T6">made</text:span><text:span text:style-name="T1"> </text:span>clear that <text:span text:style-name="T6">they</text:span><text:span text:style-name="T1"> </text:span>cannot keep up with the insane tests <text:span text:style-name="T6">they</text:span><text:span text:style-name="T1"> </text:span>are offered to work on the island, mak<text:span text:style-name="T6">ing</text:span> food, cleaning and serv<text:span text:style-name="T6">ing</text:span> in bars.</text:p>
      <text:p text:style-name="P2">Many <text:span text:style-name="T6">small</text:span><text:span text:style-name="T1"> </text:span>activities are available there.</text:p>
      <text:p text:style-name="P2">The local winery, <text:span text:style-name="T6">which</text:span><text:span text:style-name="T1"> </text:span>students are advised to avoid, actually serves some experimental and dangerous <text:span text:style-name="T6">brain-enhancing</text:span> drugs mixed up with the wine.</text:p>
      <text:p text:style-name="P2">The fact that students are prisoners is actually <text:span text:style-name="T6">kept</text:span><text:span text:style-name="T1"> </text:span>a secret to the students there, and the 'employers' have to keep the secret. <text:span text:style-name="T4">(How? Are they blackmailed or threatened with physical arm? Will they be armed/killed if they not comply? This point should be clarified) </text:span></text:p>
      <text:p text:style-name="P2">Those employers were are all great programmers once upon a time, but <text:span text:style-name="T6">now</text:span><text:span text:style-name="T1"> </text:span>they only know about older styles of SW developments, and so they cannot handle the newer tests.</text:p>
      <text:p text:style-name="P2">So everyone on the island is an ex-student (or a lecturer?)</text:p>
      <text:p text:style-name="P2"/>
      <text:p text:style-name="P2">Year 3: ??? final projects? actually getting publications?</text:p>
      <text:p text:style-name="P2"/>
      <text:p text:style-name="P2">The lecturers in this University are all obeying Mortis because of <text:span text:style-name="T8">fear of losing their privileges</text:span><text:span text:style-name="T3"> </text:span><text:span text:style-name="T4"><text:s/></text:span><text:span text:style-name="T5">(Alternatively, </text:span><text:span text:style-name="T4"><text:s/>would they be killed/brainwashed/tortured if they don’t comply? Could the drugs or some superpower be used on them to make them loose their powers/mental brilliance?)</text:span> and they are actually quite regretful that they have to make those poor students suffer so much, but they are too scared to act, for one reason or another, they all have too much to lose.</text:p>
      <text:p text:style-name="P2"/>
      <text:p text:style-name="P2">All of the world set up is a secret, but any chapter that could be some programming puzzles where the solution can point to the nature of the University.</text:p>
      <text:p text:style-name="P2"/>
      <text:p text:style-name="P2">It would be nice if at the start of the course every student was to receive an identical new shiny colourful backpack looking a little like a super hero gadget.</text:p>
      <text:p text:style-name="P2"/>
      <text:p text:style-name="P2">-- The story</text:p>
      <text:p text:style-name="P2"><text:soft-page-break/></text:p>
      <text:p text:style-name="P2">Our Hero (Dany/Daniel?/Simon) is a coward and weak boy, <text:span text:style-name="T6">who has</text:span><text:span text:style-name="T1"> </text:span>no clue that going to this university <text:span text:style-name="T6">will</text:span><text:span text:style-name="T1"> </text:span>actually <text:span text:style-name="T6">be</text:span> like falling into an eternal trap.</text:p>
      <text:p text:style-name="P2">His friend Rick from the high school is enrolling with him.</text:p>
      <text:p text:style-name="P2">Dany soon develops a super power. Super powers in this world are all about 'powers of the mind'<text:span text:style-name="T1"> </text:span><text:span text:style-name="T6">and their existence</text:span><text:span text:style-name="T1"> </text:span>cannot be really proved by experiments.</text:p>
      <text:p text:style-name="P2">Dany power lets him have fantastic hallucinations that work as great explanations/visualizations for the atrociously hard task of learning programming.</text:p>
      <text:p text:style-name="P2">Other students may be able to 'stop time' to think longer on problems, see other people auras, see other people skills, some light form of premonition, the power to focus deeply but for short times, the power to make other people deeply self-aware and sharper but at the cost of their mental stability, great intuition on how things are designed internally,making accurate guesses on physics phenomena (Fermi estimations), sealing people capacities, having lucid dreams where you can design plans and simulate outcomes, just screaming very hard to get temporarily smarter.</text:p>
      <text:p text:style-name="P2"/>
      <text:p text:style-name="P2">Freshmen city: In the first lecture, the lecturer says that a problem is impossible, and with his first hallucination Dany discover that <text:span text:style-name="T6">this isn’t true</text:span>, and shows the lecturer the solution.</text:p>
      <text:p text:style-name="P2">The lecturer does not believe Dany and publicly mocks him. Dany shows <text:span text:style-name="T6">him</text:span> that he is right and the class claps while the lecturer has to run away in shame.</text:p>
      <text:p text:style-name="P2">From that day <text:span text:style-name="T6">on</text:span>, Dany is often <text:span text:style-name="T6">subjected to</text:span> surprise interrogations <text:span text:style-name="T6">and</text:span><text:span text:style-name="T1"> </text:span>has to challenge many difficult questions with his success on the line.</text:p>
      <text:p text:style-name="P2">One day he makes a 'guide' on how to solve a kind of problem for a coming assignment, and the lecturer (another one?) confirms that this 'guide' is correct. He gives the guide to the class, but <text:span text:style-name="T6">in fact</text:span> there was an error in the guide and so the whole class failed.</text:p>
      <text:p text:style-name="P2">Dany then had to regain the trust of the whole class, student by student, by working as a tutor for them and giving them personalized explanations for many concepts.</text:p>
      <text:p text:style-name="P2">There is a moment where Rick is so pissed <text:span text:style-name="T6">with</text:span><text:span text:style-name="T1"> </text:span>how the lecturers are treating Dany that he breaks/vandalizes the car of the bad lecturer, and <text:span text:style-name="T6">is given</text:span> some kind of detention.</text:p>
      <text:p text:style-name="P2">Somehow Dany manage to free him <text:span text:style-name="T6">using</text:span><text:span text:style-name="T1"> </text:span>a challenge about coding (<text:span text:style-name="T9">BETTER: </text:span>Dany <text:span text:style-name="T6">has</text:span> to teach him coding so that he can pass the challenge himself?)</text:p>
      <text:p text:style-name="P2">Usually, the freshman year have a 80% failure rate and thus <text:span text:style-name="T6">in the past</text:span> 80% of all the students had to leave, while the 20% <text:span text:style-name="T6">came</text:span> to the island.</text:p>
      <text:p text:style-name="P2">Finally, thanks to Dany most of the class pass the first year for the first time in forever.</text:p>
      <text:p text:style-name="P2">Sadly, this means that they are all going to be secretly trapped in the Island, and <text:span text:style-name="T6">unfortunately</text:span>, they are not as good as the as the usual students that pass, they were simply able to learn better because of Dany great explanations...</text:p>
      <text:p text:style-name="P2">One of the lecturers gets fired because they were unable to fail enough students.</text:p>
      <text:p text:style-name="P2">One of the lecturers (<text:span text:style-name="T6">a woman</text:span>) is <text:span text:style-name="T6">redeemed/ inspired to become</text:span> a good person and helps the students in the final exam, but <text:span text:style-name="T6">she</text:span> is a first-year lecturer and so she end up staying on the city and will not be seen any more.</text:p>
      <text:p text:style-name="P2"/>
      <text:p text:style-name="P2">In the second year, they discover a lot about the Island:</text:p>
      <text:p text:style-name="P2"><text:soft-page-break/>in one arc we could explore the 'experimental' wine and the consequences<text:span text:style-name="T10"> (can work as plot devise </text:span><text:span text:style-name="T11">to cover </text:span><text:span text:style-name="T10">a few episodes) </text:span>maybe Rick was a wine taster and so discovers that something is wrong<text:span text:style-name="T2">. </text:span><text:span text:style-name="T4">(this could give them a way in and can add character drama: maybe Dany was against Rick getting involved with the wine believing to be risky and advised him not to?)</text:span></text:p>
      <text:p text:style-name="P2"/>
      <text:p text:style-name="P2">in one arc an 'employer/cleaner' may give suspiciously good coding advice</text:p>
      <text:p text:style-name="P2">in one arc they may discover about the 'prison' nature of the island and some student may try to escape</text:p>
      <text:p text:style-name="P2">In the third year, Dany get to 'fight' directly against Eugene Mortis, with some initial success, but eventually Eugene wins and by discussing the real reasons for the existence of the university makes Dany into an obedient Pawn.</text:p>
      <text:p text:style-name="P2"/>
      <text:p text:style-name="P2"/>
      <text:p text:style-name="P2"/>
      <text:p text:style-name="P5">Final ark(s)? Still to finalize</text:p>
      <text:p text:style-name="P2">There is a conference many of the students manage to travel to, and this could be a great occasion to escape.</text:p>
      <text:p text:style-name="P2">Dany however manages to block them so that they are forced back, so that they can study more and grow better.</text:p>
      <text:p text:style-name="P2"><text:span text:style-name="T12">O</text:span>ne of the students that really looked forward to escape <text:span text:style-name="T12">will suffer some harm because of being unable to escape at the conference: -they </text:span>may suicide, do some lesser self-harm, die of 'overstress' on the fly black, <text:span text:style-name="T12">or being heavily harmed by trying a more dangerous escape. <text:line-break/>Something that ‘indirectly’ caused the student to be hurt and that Dany can blame hiself.</text:span></text:p>
      <text:p text:style-name="P6">This event shock Dany and bring him back on the 'good side', but he will forever lose his self-confidence. <text:span text:style-name="T12">May be the best friend could have a role in Dany recovering its self confidence?<text:line-break/>Do we want a happy/tragic/bitter ending?</text:span></text:p>
      <text:p text:style-name="P2">If we decide for a happy ending, we could make that <text:span text:style-name="T12">during the conference instead </text:span>the power to see the future goes into play, and Dany somehow gets a realistic hallucination about the future impact of his actions, and he change his mind, letting the other students free <text:span text:style-name="T13">instead</text:span>. We can then remind the audience that if they stayed instead, they could have been the ones saving the world. (<text:span text:style-name="T13">How many students manage to escape? If they are too many, w</text:span>hat happens in this end, when Dany doesn’t get the other students help? Does he confront the professor alone? Does he stays with him to find the solution and sacrifices himself, condemning himself to be the only student that remained trapped? What about Rick, does he stay with him or he abandons him as well?)</text:p>
      <text:p text:style-name="P2">Finally, we could have a conclusion where Dany tells everyone about the real purpose of the university and the plans of Eugene, and all the students confront Eugene in some philosophical battle, <text:span text:style-name="T6">when</text:span> eventually Eugene offers them to become professors and to teach <text:span text:style-name="T6">at his university</text:span>, but they refuse.</text:p>
      <text:p text:style-name="P2">They decide instead to keep studying and to fight to save the world, at the condition that Eugene abandons his role as headmaster and becomes a student again too.</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lena.dapelo@yahoo.com</meta:initial-creator>
    <meta:editing-cycles>7</meta:editing-cycles>
    <meta:creation-date>2022-10-02T09:45:00</meta:creation-date>
    <dc:date>2022-10-06T21:28:27.231000000</dc:date>
    <meta:editing-duration>PT2H6S</meta:editing-duration>
    <meta:generator>LibreOffice/7.0.0.3$Windows_x86 LibreOffice_project/8061b3e9204bef6b321a21033174034a5e2ea88e</meta:generator>
    <meta:document-statistic meta:table-count="0" meta:image-count="0" meta:object-count="0" meta:page-count="7" meta:paragraph-count="123" meta:word-count="3122" meta:character-count="17211" meta:non-whitespace-character-count="142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